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8dca2" officeooo:paragraph-rsid="0008dca2"/>
    </style:style>
    <style:style style:name="P2" style:family="paragraph" style:parent-style-name="Text_20_body">
      <style:text-properties officeooo:rsid="0009da55" officeooo:paragraph-rsid="0008dca2"/>
    </style:style>
    <style:style style:name="P3" style:family="paragraph" style:parent-style-name="Text_20_body">
      <style:text-properties officeooo:rsid="0009da55" officeooo:paragraph-rsid="0009da55"/>
    </style:style>
    <style:style style:name="P4" style:family="paragraph" style:parent-style-name="Title">
      <style:text-properties officeooo:rsid="0006113f" officeooo:paragraph-rsid="0006113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bb64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0398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1228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0.0811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0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ktionsbaum <text:span text:style-name="T1">ClassChartDrawer</text:span></text:p>
      <text:p text:style-name="P3"/>
      <text:p text:style-name="P1"><draw:frame text:anchor-type="paragraph" draw:z-index="0" draw:style-name="gr1" draw:text-style-name="P6" svg:width="1.3858in" svg:height="0.3925in" svg:x="2.478in" svg:y="-0.0402in"><draw:text-box><text:p text:style-name="P5">drawClassChart()</text:p></draw:text-box></draw:frame></text:p>
      <text:p text:style-name="P1"><draw:line text:anchor-type="paragraph" draw:z-index="2" draw:style-name="gr3" draw:text-style-name="P5" svg:x1="3.1654in" svg:y1="0.0252in" svg:x2="3.1654in" svg:y2="0.5669in"><text:p/></draw:line><draw:line text:anchor-type="paragraph" draw:z-index="4" draw:style-name="gr3" draw:text-style-name="P5" svg:x1="3.8634in" svg:y1="0.0252in" svg:x2="4.3008in" svg:y2="0.539in"><text:p/></draw:line></text:p>
      <text:p text:style-name="P1"/>
      <text:p text:style-name="P1"><draw:frame text:anchor-type="paragraph" draw:z-index="1" draw:style-name="gr2" draw:text-style-name="P6" svg:width="1.5315in" svg:height="0.3925in" svg:x="2.4465in" svg:y="-0.0945in"><draw:text-box><text:p text:style-name="P5">drawClassBox()</text:p></draw:text-box></draw:frame><draw:frame text:anchor-type="paragraph" draw:z-index="3" draw:style-name="gr4" draw:text-style-name="P6" svg:width="1.1878in" svg:height="0.3925in" svg:x="4.3008in" svg:y="-0.1154in"><draw:text-box><text:p text:style-name="P5">drawArrow()</text:p></draw:text-box></draw:frame></text:p>
      <text:p text:style-name="P1"><draw:line text:anchor-type="paragraph" draw:z-index="7" draw:style-name="gr3" draw:text-style-name="P5" svg:x1="4.7382in" svg:y1="-0.05in" svg:x2="4.7484in" svg:y2="0.5681in"><text:p/></draw:line><draw:line text:anchor-type="paragraph" draw:z-index="11" draw:style-name="gr3" draw:text-style-name="P5" svg:x1="3.2587in" svg:y1="-0.0291in" svg:x2="3.2484in" svg:y2="0.5575in"><text:p/></draw:line><draw:line text:anchor-type="paragraph" draw:z-index="10" draw:style-name="gr3" draw:text-style-name="P5" svg:x1="2.4465in" svg:y1="-0.0291in" svg:x2="2.1862in" svg:y2="0.5575in"><text:p/></draw:line></text:p>
      <text:p text:style-name="P1"/>
      <text:p text:style-name="P1"><draw:frame text:anchor-type="paragraph" draw:z-index="8" draw:style-name="gr2" draw:text-style-name="P6" svg:width="1.5315in" svg:height="0.3925in" svg:x="0.6547in" svg:y="-0.0965in"><draw:text-box><text:p text:style-name="P5">operationToString()</text:p></draw:text-box></draw:frame><draw:frame text:anchor-type="paragraph" draw:z-index="9" draw:style-name="gr2" draw:text-style-name="P6" svg:width="1.5315in" svg:height="0.3925in" svg:x="2.5091in" svg:y="-0.0965in"><draw:text-box><text:p text:style-name="P5">attributeToString()</text:p></draw:text-box></draw:frame><draw:frame text:anchor-type="paragraph" draw:z-index="6" draw:style-name="gr5" draw:text-style-name="P6" svg:width="1.7295in" svg:height="0.3925in" svg:x="4.2902in" svg:y="-0.0862in"><draw:text-box><text:p text:style-name="P5">calculateArrowLine()</text:p></draw:text-box></draw:frame></text:p>
      <text:p text:style-name="P1"><draw:line text:anchor-type="paragraph" draw:z-index="13" draw:style-name="gr3" draw:text-style-name="P5" svg:x1="1.6965in" svg:y1="-0.0311in" svg:x2="2.2067in" svg:y2="0.4724in"><text:p/></draw:line><draw:line text:anchor-type="paragraph" draw:z-index="12" draw:style-name="gr3" draw:text-style-name="P5" svg:x1="3.478in" svg:y1="-0.0311in" svg:x2="3.478in" svg:y2="0.4724in"><text:p/></draw:line></text:p>
      <text:p text:style-name="P2"><draw:frame text:anchor-type="paragraph" draw:z-index="5" draw:style-name="gr2" draw:text-style-name="P6" svg:width="1.5315in" svg:height="0.3925in" svg:x="2.2071in" svg:y="0.1453in"><draw:text-box><text:p text:style-name="P5">visibilityToString()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8:39:29.145167651</meta:creation-date>
    <dc:date>2015-07-09T20:00:24.542015780</dc:date>
    <meta:editing-duration>PT20M12S</meta:editing-duration>
    <meta:editing-cycles>2</meta:editing-cycles>
    <meta:generator>LibreOffice/4.4.4.3$Linux_X86_64 LibreOffice_project/40m0$Build-3</meta:generator>
    <meta:document-statistic meta:table-count="0" meta:image-count="0" meta:object-count="0" meta:page-count="1" meta:paragraph-count="1" meta:word-count="2" meta:character-count="30" meta:non-whitespace-character-count="29"/>
  </office:meta>
</office:document-meta>
</file>